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ee2" officeooo:paragraph-rsid="001b9ee2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9ee2" officeooo:paragraph-rsid="001b9ee2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2"/>
      <text:p text:style-name="P1">MENU</text:p>
      <text:p text:style-name="P1">1.Insert</text:p>
      <text:p text:style-name="P1">2.Delete</text:p>
      <text:p text:style-name="P1">3.Print</text:p>
      <text:p text:style-name="P1">4.Exit</text:p>
      <text:p text:style-name="P1">Enter your choice: 1</text:p>
      <text:p text:style-name="P1"/>
      <text:p text:style-name="P1">Enter the value to be inserted: 5</text:p>
      <text:p text:style-name="P1"/>
      <text:p text:style-name="P1">Enter your choice: 1</text:p>
      <text:p text:style-name="P1"/>
      <text:p text:style-name="P1">Enter the value to be inserted: 8</text:p>
      <text:p text:style-name="P1"/>
      <text:p text:style-name="P1">Enter your choice: 1</text:p>
      <text:p text:style-name="P1"/>
      <text:p text:style-name="P1">Enter the value to be inserted: 4</text:p>
      <text:p text:style-name="P1"/>
      <text:p text:style-name="P1">Enter your choice: 3</text:p>
      <text:p text:style-name="P1"><text:s/>8 <text:s/>5 <text:s/>4 </text:p>
      <text:p text:style-name="P1">Enter your choice: 2</text:p>
      <text:p text:style-name="P1"/>
      <text:p text:style-name="P1">Enter the value to be deleted : 7</text:p>
      <text:p text:style-name="P1"/>
      <text:p text:style-name="P1">7 not found!!</text:p>
      <text:p text:style-name="P1">Enter your choice: 4 <text:s text:c="2"/>2</text:p>
      <text:p text:style-name="P1"/>
      <text:p text:style-name="P1">Enter the value to be deleted : 4</text:p>
      <text:p text:style-name="P1"/>
      <text:p text:style-name="P1">Enter your choice: 1</text:p>
      <text:p text:style-name="P1"/>
      <text:p text:style-name="P1">Enter the value to be inserted: 10</text:p>
      <text:p text:style-name="P1"/>
      <text:p text:style-name="P1">Enter your choice: 4 <text:s text:c="2"/>3</text:p>
      <text:p text:style-name="P1"><text:s/>10 <text:s/>8 <text:s/>5 </text:p>
      <text:p text:style-name="P1">Enter your choice: 4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23:11:02.755181188</meta:creation-date>
    <dc:date>2020-09-22T23:12:37.660492465</dc:date>
    <meta:editing-duration>PT1M35S</meta:editing-duration>
    <meta:editing-cycles>1</meta:editing-cycles>
    <meta:document-statistic meta:table-count="0" meta:image-count="0" meta:object-count="0" meta:page-count="1" meta:paragraph-count="24" meta:word-count="97" meta:character-count="458" meta:non-whitespace-character-count="373"/>
    <meta:generator>LibreOffice/6.4.5.2$Linux_X86_64 LibreOffice_project/40$Build-2</meta:generator>
  </office:meta>
</office:document-meta>
</file>